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Table_20_Contents">
      <style:text-properties fo:color="#464453" fo:font-size="11pt" fo:language="en" fo:country="US" style:font-size-asian="11pt" style:font-size-complex="11pt"/>
    </style:style>
    <style:style style:name="P3"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P4" style:family="paragraph" style:parent-style-name="Heading_20_1">
      <style:text-properties fo:language="en" fo:country="US"/>
    </style:style>
    <style:style style:name="P5" style:family="paragraph" style:parent-style-name="Header">
      <style:text-properties fo:language="en" fo:country="US"/>
    </style:style>
    <style:style style:name="T1" style:family="text">
      <style:text-properties fo:language="en" fo:country="US"/>
    </style:style>
    <style:style style:name="T2" style:family="text">
      <style:text-properties fo:language="en" fo:country="US" officeooo:rsid="000936dd"/>
    </style:style>
    <style:style style:name="T3" style:family="text">
      <style:text-properties fo:color="#000000"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Goal outline</text:h>
      <text:p text:style-name="Text_20_body"><text:span text:style-name="T2">T</text:span><text:span text:style-name="T1">he first act begins with the goal of reaching Suliman through the waste lands, passes for a first training phase with Suliman, with relative exploration of Kingsbury, and ends with the refueling phase in Portheaven before the departure for Radme.</text:span></text:p>
      <text:p text:style-name="Standard"><text:span text:style-name="T1">The second act begins with the exploration of the new continent, up to the capital. Here they meet and help some allies, but finding themselves in the heart of the enemy reign they decide to reach King Breunor to join his resistance out of the city.</text:span></text:p>
      <text:p text:style-name="Standard"><text:span text:style-name="T1">In the third act they flee from the king’s outpost, and go to the point where Howl should be drowned. Here they discover that H</text:span><text:span text:style-name="T3">owl survived in the form of the child they met in the capital. They then go to the fortress of Layton, taking advantage of his departure for Ingary, where they steal Howl’s potion. They go back to the city and, save Howl and help Ben with the revolution that arose after the death of Breunor and the departure of Layton. Then using the boots of the seven leagues they reach Layton and defeat him to Portheav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fo:language="en" fo:country="US" style:font-size-asian="11pt" style:font-size-complex="11pt"/>
    </style:style>
    <style:style style:name="M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MP3" style:family="paragraph" style:parent-style-name="Footer">
      <style:text-properties fo:language="en" fo:country="US"/>
    </style:style>
    <style:style style:name="MP4" style:family="paragraph" style:parent-style-name="Header">
      <style:text-properties fo:language="en" fo:country="US"/>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Goal outline</text:chapter></text:p>
            </table:table-cell>
            <table:table-cell table:style-name="Tabella9.A1" office:value-type="string">
              <text:p text:style-name="MP2"><text:page-number text:select-page="current">1</text:page-number></text:p>
            </table:table-cell>
          </table:table-row>
        </table:table>
        <text:p text:style-name="MP3"/>
      </style:footer>
    </style:master-page>
    <style:master-page style:name="Landscape" style:page-layout-name="Mpm2">
      <style:header>
        <text:p text:style-name="MP4"/>
      </style:header>
    </style:master-page>
    <style:master-page style:name="Endnote" style:page-layout-name="Mpm3">
      <style:header>
        <text:p text:style-name="MP4"/>
      </style:header>
    </style:master-page>
    <style:master-page style:name="Footnote" style:page-layout-name="Mpm3">
      <style:header>
        <text:p text:style-name="MP4"/>
      </style:header>
    </style:master-page>
    <style:master-page style:name="HTML" style:page-layout-name="Mpm4">
      <style:header>
        <text:p text:style-name="MP4"/>
      </style:header>
    </style:master-page>
    <style:master-page style:name="Envelope" style:page-layout-name="Mpm5">
      <style:header>
        <text:p text:style-name="MP4"/>
      </style:header>
    </style:master-page>
    <style:master-page style:name="Right_20_Page" style:display-name="Right Page" style:page-layout-name="Mpm6" style:next-style-name="Left_20_Page">
      <style:header>
        <text:p text:style-name="MP4"/>
      </style:header>
    </style:master-page>
    <style:master-page style:name="Left_20_Page" style:display-name="Left Page" style:page-layout-name="Mpm7" style:next-style-name="Right_20_Page">
      <style:header>
        <text:p text:style-name="MP4"/>
      </style:header>
    </style:master-page>
    <style:master-page style:name="PaginaVuotaDelLibro" style:page-layout-name="Mpm8" style:next-style-name="Index">
      <style:header>
        <text:p text:style-name="MP4"/>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oal outline</dc:title>
    <dc:date>2018-11-19T13:35:43.982000000</dc:date>
    <dc:creator>Michele Maione</dc:creator>
    <meta:editing-duration>PT50S</meta:editing-duration>
    <meta:editing-cycles>5</meta:editing-cycles>
    <meta:generator>LibreOffice/6.1.3.2$Windows_X86_64 LibreOffice_project/86daf60bf00efa86ad547e59e09d6bb77c699acb</meta:generator>
    <meta:document-statistic meta:table-count="1" meta:image-count="0" meta:object-count="0" meta:page-count="1" meta:paragraph-count="6" meta:word-count="193" meta:character-count="1061" meta:non-whitespace-character-count="875"/>
    <meta:template xlink:type="simple" xlink:actuate="onRequest" xlink:title="" xlink:href="../MasterGameDesignDocument.odm" meta:date="2018-11-19T13:33:40.056000000"/>
  </office:meta>
</office:document-meta>
</file>